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3.06mm"/>
    </style:style>
    <style:style style:name="co2" style:family="table-column">
      <style:table-column-properties fo:break-before="auto" style:column-width="22.74mm"/>
    </style:style>
    <style:style style:name="co3" style:family="table-column">
      <style:table-column-properties fo:break-before="auto" style:column-width="20.36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14.53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10.05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13.44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0.07mm" fo:break-before="auto" style:use-optimal-row-height="false"/>
    </style:style>
    <style:style style:name="ro10" style:family="table-row">
      <style:table-row-properties style:row-height="19.05mm" fo:break-before="auto" style:use-optimal-row-height="false"/>
    </style:style>
    <style:style style:name="ro11" style:family="table-row">
      <style:table-row-properties style:row-height="4.23mm" fo:break-before="auto" style:use-optimal-row-height="false"/>
    </style:style>
    <style:style style:name="ta1" style:family="table" style:master-page-name="PageStyle_5f_2355-00-1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6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6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6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6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padding="0.71mm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6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solid" svg:stroke-width="0.53mm" svg:stroke-color="#000000" draw:stroke-linejoin="miter" svg:stroke-linecap="square" draw:fill="solid" draw:fill-color="#ffffff" draw:textarea-horizontal-align="justify" draw:textarea-vertical-align="middle" draw:auto-grow-height="false" fo:min-height="6.87mm" fo:min-width="24.89mm" fo:padding-top="0mm" fo:padding-bottom="0mm" fo:padding-left="0mm" fo:padding-right="0mm" fo:wrap-option="wrap" draw:shadow-color="#808080"/>
    </style:style>
    <style:style style:name="gr2" style:family="graphic">
      <style:graphic-properties draw:stroke="solid" svg:stroke-width="0.53mm" svg:stroke-color="#000000" draw:stroke-linejoin="miter" svg:stroke-linecap="square" draw:fill="solid" draw:fill-color="#ffffff" draw:textarea-horizontal-align="justify" draw:textarea-vertical-align="middle" draw:auto-grow-height="false" fo:min-height="6.87mm" fo:min-width="20.12mm" fo:padding-top="0mm" fo:padding-bottom="0mm" fo:padding-left="0mm" fo:padding-right="0mm" fo:wrap-option="wrap" draw:shadow-color="#808080"/>
    </style:style>
    <style:style style:name="gr3" style:family="graphic">
      <style:graphic-properties draw:stroke="solid" svg:stroke-width="0.53mm" svg:stroke-color="#000000" draw:stroke-linejoin="miter" svg:stroke-linecap="square" draw:fill="solid" draw:fill-color="#ffffff" draw:textarea-horizontal-align="justify" draw:textarea-vertical-align="top" draw:auto-grow-height="false" fo:min-height="5.75mm" fo:min-width="53.08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53mm" svg:stroke-color="#000000" draw:stroke-linejoin="miter" svg:stroke-linecap="square" draw:fill="solid" draw:fill-color="#ffffff" draw:textarea-horizontal-align="justify" draw:textarea-vertical-align="middle" draw:auto-grow-height="false" fo:min-height="4.02mm" fo:min-width="22.89mm" fo:padding-top="1.3mm" fo:padding-bottom="1.3mm" fo:padding-left="1mm" fo:padding-right="1mm" fo:wrap-option="wrap" draw:shadow-color="#808080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fo:min-height="5.5mm" fo:min-width="262.21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53mm" svg:stroke-color="#000000" draw:stroke-linejoin="miter" svg:stroke-linecap="square" draw:fill="solid" draw:fill-color="#ffffff" draw:textarea-horizontal-align="justify" draw:textarea-vertical-align="middle" draw:auto-grow-height="false" fo:min-height="6.62mm" fo:min-width="20.12mm" fo:padding-top="0mm" fo:padding-bottom="0mm" fo:padding-left="0mm" fo:padding-right="0mm" fo:wrap-option="wrap" draw:shadow-color="#808080"/>
    </style:style>
    <style:style style:name="gr7" style:family="graphic">
      <style:graphic-properties draw:stroke="solid" svg:stroke-width="0.53mm" svg:stroke-color="#000000" draw:stroke-linejoin="miter" svg:stroke-linecap="square" draw:fill="solid" draw:fill-color="#ffffff" draw:textarea-horizontal-align="justify" draw:textarea-vertical-align="top" draw:auto-grow-height="false" fo:min-height="5.5mm" fo:min-width="53.0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53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min-height="7.14mm" fo:min-width="73.5mm" fo:padding-top="0mm" fo:padding-bottom="0mm" fo:padding-left="0mm" fo:padding-right="0mm" fo:wrap-option="wrap" draw:shadow-color="#808080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fo:min-height="6.57mm" fo:min-width="74.77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355-00-11" table:style-name="ta1" table:print-ranges="'2355-00-11'.A1:'2355-00-11'.Q39">
        <office:forms form:automatic-focus="false" form:apply-design-mode="false"/>
        <table:table-column table:style-name="co1" table:default-cell-style-name="ce14"/>
        <table:table-column table:style-name="co2" table:number-columns-repeated="2" table:default-cell-style-name="ce14"/>
        <table:table-column table:style-name="co3" table:number-columns-repeated="9" table:default-cell-style-name="ce37"/>
        <table:table-column table:style-name="co4" table:default-cell-style-name="ce37"/>
        <table:table-column table:style-name="co3" table:number-columns-repeated="4" table:default-cell-style-name="ce37"/>
        <table:table-column table:style-name="co5" table:number-columns-repeated="1007" table:default-cell-style-name="Default"/>
        <table:table-row table:style-name="ro1" table:visibility="collapse">
          <table:table-cell table:style-name="ce1" office:value-type="string" calcext:value-type="string">
            <text:p>公　開　類</text:p>
          </table:table-cell>
          <table:table-cell table:style-name="ce1" office:value-type="string" calcext:value-type="string">
            <text:p>內政部營建署(主計室)</text:p>
          </table:table-cell>
          <table:table-cell table:style-name="ce1" office:value-type="string" calcext:value-type="string">
            <text:p>月　　　報</text:p>
          </table:table-cell>
          <table:table-cell table:style-name="ce32" office:value-type="string" calcext:value-type="string">
            <text:p>次月25日前編送</text:p>
          </table:table-cell>
          <table:table-cell table:style-name="ce38" office:value-type="string" calcext:value-type="string">
            <text:p>2355-00-11</text:p>
          </table:table-cell>
          <table:table-cell table:style-name="ce41" office:value-type="string" calcext:value-type="string">
            <text:p>違章建築拆除案件</text:p>
          </table:table-cell>
          <table:table-cell table:style-name="ce32" office:value-type="string" calcext:value-type="string">
            <text:p>中華民國103年 4月</text:p>
          </table:table-cell>
          <table:table-cell table:style-name="ce32" table:number-columns-repeated="6"/>
          <table:table-cell table:style-name="ce47" table:number-columns-repeated="3"/>
          <table:table-cell table:style-name="ce32" table:number-columns-repeated="1008"/>
        </table:table-row>
        <table:table-row table:style-name="ro2" table:visibility="collapse">
          <table:table-cell table:style-name="ce1" office:value-type="string" calcext:value-type="string">
            <text:p>依據各直轄市、縣(市)政府資料彙編。</text:p>
          </table:table-cell>
          <table:table-cell table:style-name="ce1" office:value-type="string" calcext:value-type="string">
            <text:p>民國103年 6月 6日 11:21:01 印製</text:p>
          </table:table-cell>
          <table:table-cell table:style-name="ce24" office:value-type="string" calcext:value-type="string">
            <text:p>1.本署主計室編製1份自存外，資料並經由網際網路報送內政部統計處資料庫。</text:p>
            <text:p>2.拆除後重建移送法辦數：係凡依「建築法」移送法辦案件，累計至本月底者。</text:p>
            <text:p>3.新違章建築之本年度應拆除數，係指當年度認定應拆除案件累計至上月底者。</text:p>
          </table:table-cell>
          <table:table-cell table:style-name="ce32" table:number-columns-repeated="10"/>
          <table:table-cell table:style-name="ce47" table:number-columns-repeated="3"/>
          <table:table-cell table:style-name="ce32" table:number-columns-repeated="1008"/>
        </table:table-row>
        <table:table-row table:style-name="ro3">
          <table:table-cell table:style-name="ce2" table:number-columns-spanned="3" table:number-rows-spanned="1">
            <draw:custom-shape table:end-cell-address="'2355-00-11'.A4" table:end-x="24.89mm" table:end-y="0.52mm" draw:z-index="0" draw:name="報表類別" draw:style-name="gr1" draw:text-style-name="P2" svg:width="24.89mm" svg:height="6.87mm" svg:x="0mm" svg:y="0mm">
              <text:p text:style-name="P1"><text:span text:style-name="T1">公　開　類</text:span></text:p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2" table:style-name="ce2"/>
          <table:table-cell table:style-name="ce33" table:number-columns-repeated="10"/>
          <table:table-cell table:style-name="ce33">
            <draw:custom-shape table:end-cell-address="'2355-00-11'.O4" table:end-x="6.9mm" table:end-y="0.52mm" draw:z-index="3" draw:name="編製機關" draw:style-name="gr2" draw:text-style-name="P2" svg:width="20.12mm" svg:height="6.87mm" svg:x="7.14mm" svg:y="0mm">
              <text:p text:style-name="P1"><text:span text:style-name="T1">編製機關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3">
            <draw:custom-shape table:end-cell-address="'2355-00-11'.Q4" table:end-x="20.37mm" table:end-y="0.52mm" draw:z-index="5" draw:name="報表類別" draw:style-name="gr3" draw:text-style-name="P4" svg:width="54.2mm" svg:height="6.87mm" svg:x="6.88mm" svg:y="0mm">
              <text:p text:style-name="P3"><text:span text:style-name="T1">內政部營建署</text:span><text:span text:style-name="T1">(</text:span><text:span text:style-name="T1">主計室</text:span><text:span text:style-name="T1">)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3"/>
          <table:table-cell table:style-name="ce60"/>
          <table:table-cell table:style-name="ce14" table:number-columns-repeated="1007"/>
        </table:table-row>
        <table:table-row table:style-name="ro3">
          <table:table-cell table:style-name="ce2" table:number-columns-spanned="3" table:number-rows-spanned="1">
            <draw:custom-shape table:end-cell-address="'2355-00-11'.A5" table:end-x="24.89mm" table:end-y="0.79mm" draw:z-index="1" draw:name="報表週期" draw:style-name="gr4" draw:text-style-name="P4" svg:width="24.89mm" svg:height="6.62mm" svg:x="0mm" svg:y="0.52mm">
              <text:p text:style-name="P3"><text:span text:style-name="T1">月　　　報</text:span></text:p>
              <draw:enhanced-geometry svg:viewBox="0 0 21600 21600" draw:type="rectangle" draw:enhanced-path="M 0 0 L 21600 0 21600 21600 0 21600 0 0 Z N"/>
            </draw:custom-shape>
            <draw:custom-shape table:end-cell-address="'2355-00-11'.N5" table:end-x="7.16mm" table:end-y="0.79mm" draw:z-index="2" draw:name="報表類別" draw:style-name="gr5" draw:text-style-name="P4" svg:width="263.33mm" svg:height="6.62mm" svg:x="25.11mm" svg:y="0.52mm">
              <text:p text:style-name="P3"><text:span text:style-name="T1">次月</text:span><text:span text:style-name="T1">25</text:span><text:span text:style-name="T1">日前編送</text:span></text:p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2" table:style-name="ce2"/>
          <table:table-cell table:style-name="ce34" table:number-columns-repeated="2"/>
          <table:table-cell table:style-name="ce33" table:number-columns-repeated="8"/>
          <table:table-cell table:style-name="ce33">
            <draw:custom-shape table:end-cell-address="'2355-00-11'.O5" table:end-x="6.9mm" table:end-y="0.79mm" draw:z-index="4" draw:name="表號" draw:style-name="gr6" draw:text-style-name="P2" svg:width="20.12mm" svg:height="6.62mm" svg:x="7.14mm" svg:y="0.52mm">
              <text:p text:style-name="P1"><text:span text:style-name="T1">表　　號　　　報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3">
            <draw:custom-shape table:end-cell-address="'2355-00-11'.Q5" table:end-x="20.37mm" table:end-y="0.79mm" draw:z-index="6" draw:name="報表類別" draw:style-name="gr7" draw:text-style-name="P4" svg:width="54.2mm" svg:height="6.62mm" svg:x="6.88mm" svg:y="0.52mm">
              <text:p text:style-name="P3"><text:span text:style-name="T1">2355-00-11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3"/>
          <table:table-cell table:style-name="ce61"/>
          <table:table-cell table:style-name="ce14" table:number-columns-repeated="1007"/>
        </table:table-row>
        <table:table-row table:style-name="ro4">
          <table:table-cell table:style-name="ce3" table:formula="of:=[.F1]" office:value-type="string" office:string-value="違章建築拆除案件" calcext:value-type="string" table:number-columns-spanned="17" table:number-rows-spanned="1">
            <text:p>違章建築拆除案件</text:p>
            <draw:line table:end-cell-address="'2355-00-11'.N5" table:end-x="6.91mm" table:end-y="0.79mm" draw:z-index="7" draw:name="Line 37" draw:style-name="gr8" draw:text-style-name="P5" svg:x1="24.6mm" svg:y1="0.79mm" svg:x2="288.19mm" svg:y2="0.79mm">
              <text:p/>
            </draw:line>
          </table:table-cell>
          <table:covered-table-cell table:number-columns-repeated="16" table:style-name="ce15"/>
          <table:table-cell table:number-columns-repeated="1007"/>
        </table:table-row>
        <table:table-row table:style-name="ro5">
          <table:table-cell table:style-name="ce4" table:formula="of:=[.G1]" office:value-type="string" office:string-value="中華民國103年 4月" calcext:value-type="string" table:number-columns-spanned="17" table:number-rows-spanned="1">
            <text:p>中華民國103年 4月</text:p>
          </table:table-cell>
          <table:covered-table-cell table:number-columns-repeated="12" table:style-name="ce4"/>
          <table:covered-table-cell table:style-name="ce4">
            <draw:custom-shape table:end-cell-address="'2355-00-11'.Q6" table:end-x="19.32mm" table:end-y="7.67mm" draw:z-index="8" draw:name="報表類別" draw:style-name="gr9" draw:text-style-name="P7" svg:width="73.5mm" svg:height="7.14mm" svg:x="6.89mm" svg:y="0.53mm">
              <text:p text:style-name="P6"><text:span text:style-name="T1">單位：件數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number-columns-repeated="3" table:style-name="ce4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1" table:number-rows-spanned="3">
            <text:p>區域別</text:p>
          </table:table-cell>
          <table:table-cell table:style-name="ce16" office:value-type="string" calcext:value-type="string" table:number-columns-spanned="2" table:number-rows-spanned="1">
            <text:p>總計</text:p>
          </table:table-cell>
          <table:covered-table-cell table:style-name="ce25"/>
          <table:table-cell table:style-name="ce35" office:value-type="string" calcext:value-type="string" table:number-columns-spanned="3" table:number-rows-spanned="1">
            <text:p>舊違章建築</text:p>
          </table:table-cell>
          <table:covered-table-cell table:style-name="ce39"/>
          <table:covered-table-cell table:style-name="ce25"/>
          <table:table-cell table:style-name="ce42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39"/>
          <table:covered-table-cell table:style-name="ce49"/>
          <table:table-cell table:style-name="ce55" office:value-type="string" calcext:value-type="string" table:number-columns-spanned="2" table:number-rows-spanned="1">
            <text:p>拆除後重建移送法辦數</text:p>
          </table:table-cell>
          <table:covered-table-cell table:style-name="ce39"/>
          <table:table-cell table:style-name="ce67" table:number-columns-repeated="1007"/>
        </table:table-row>
        <table:table-row table:style-name="ro6">
          <table:covered-table-cell table:style-name="ce6"/>
          <table:table-cell table:style-name="ce17" office:value-type="string" calcext:value-type="string" table:number-columns-spanned="1" table:number-rows-spanned="2">
            <text:p>至本月底尚未拆除總數<text:span text:style-name="T2">(1)=(3)+(6)+(9)+(13)</text:span></text:p>
          </table:table-cell>
          <table:table-cell table:style-name="ce26" office:value-type="string" calcext:value-type="string" table:number-columns-spanned="1" table:number-rows-spanned="2">
            <text:p>本月拆除總數<text:span text:style-name="T2">(2)=(5)+(8)+(11)+(14)</text:span></text:p>
          </table:table-cell>
          <table:table-cell table:style-name="ce26" office:value-type="string" calcext:value-type="string" table:number-columns-spanned="1" table:number-rows-spanned="2">
            <text:p>至本月底尚未拆除數<text:span text:style-name="T2">(3)</text:span></text:p>
          </table:table-cell>
          <table:table-cell table:style-name="ce26" office:value-type="string" calcext:value-type="string" table:number-columns-spanned="1" table:number-rows-spanned="2">
            <text:p>本月補照數<text:span text:style-name="T2">(4)</text:span></text:p>
          </table:table-cell>
          <table:table-cell table:style-name="ce26" office:value-type="string" calcext:value-type="string" table:number-columns-spanned="1" table:number-rows-spanned="2">
            <text:p>本月拆除數<text:span text:style-name="T2">(5)</text:span></text:p>
          </table:table-cell>
          <table:table-cell table:style-name="ce43" office:value-type="string" calcext:value-type="string" table:number-columns-spanned="3" table:number-rows-spanned="1">
            <text:p>以前年度應拆除數</text:p>
          </table:table-cell>
          <table:covered-table-cell table:style-name="ce44"/>
          <table:covered-table-cell table:style-name="ce45"/>
          <table:table-cell table:style-name="ce43" office:value-type="string" calcext:value-type="string" table:number-columns-spanned="3" table:number-rows-spanned="1">
            <text:p>本年度應拆除數(累計至上月底)</text:p>
          </table:table-cell>
          <table:covered-table-cell table:style-name="ce44"/>
          <table:covered-table-cell table:style-name="ce45"/>
          <table:table-cell table:style-name="ce26" office:value-type="string" calcext:value-type="string" table:number-columns-spanned="1" table:number-rows-spanned="2">
            <text:p>本月查報數<text:span text:style-name="T2">(12)</text:span></text:p>
          </table:table-cell>
          <table:table-cell table:style-name="ce48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50"/>
          <table:table-cell table:style-name="ce56" office:value-type="string" calcext:value-type="string" table:number-columns-spanned="1" table:number-rows-spanned="2">
            <text:p>本年度累計至本月底移送法辦數</text:p>
          </table:table-cell>
          <table:table-cell table:style-name="ce62" office:value-type="string" calcext:value-type="string" table:number-columns-spanned="1" table:number-rows-spanned="2">
            <text:p>本月移送法辦數</text:p>
          </table:table-cell>
          <table:table-cell table:style-name="ce67" table:number-columns-repeated="1007"/>
        </table:table-row>
        <table:table-row table:style-name="ro7">
          <table:covered-table-cell table:style-name="ce7"/>
          <table:covered-table-cell table:style-name="ce18"/>
          <table:covered-table-cell table:number-columns-repeated="2" table:style-name="ce27"/>
          <table:covered-table-cell table:style-name="ce40"/>
          <table:covered-table-cell table:style-name="ce27"/>
          <table:table-cell table:style-name="ce27" office:value-type="string" calcext:value-type="string">
            <text:p>至本月底尚未拆除數<text:span text:style-name="T2">(6)</text:span></text:p>
          </table:table-cell>
          <table:table-cell table:style-name="ce27" office:value-type="string" calcext:value-type="string">
            <text:p>本月補照數<text:span text:style-name="T2">(7)</text:span></text:p>
          </table:table-cell>
          <table:table-cell table:style-name="ce27" office:value-type="string" calcext:value-type="string">
            <text:p>本月拆除數<text:span text:style-name="T2">(8)</text:span></text:p>
          </table:table-cell>
          <table:table-cell table:style-name="ce46" office:value-type="string" calcext:value-type="string">
            <text:p>至本月底尚未拆除數<text:span text:style-name="T2">(9)</text:span></text:p>
          </table:table-cell>
          <table:table-cell table:style-name="ce46" office:value-type="string" calcext:value-type="string">
            <text:p>本月補照數(10)</text:p>
          </table:table-cell>
          <table:table-cell table:style-name="ce27" office:value-type="string" calcext:value-type="string">
            <text:p>本月拆除數<text:span text:style-name="T2">(11)</text:span></text:p>
          </table:table-cell>
          <table:covered-table-cell table:style-name="ce27"/>
          <table:table-cell table:style-name="ce46" office:value-type="string" calcext:value-type="string">
            <text:p>尚未拆除數<text:span text:style-name="T2">(13)</text:span></text:p>
          </table:table-cell>
          <table:table-cell table:style-name="ce51" office:value-type="string" calcext:value-type="string">
            <text:p>本月拆除數<text:span text:style-name="T2">(14)</text:span></text:p>
          </table:table-cell>
          <table:covered-table-cell table:style-name="ce57"/>
          <table:covered-table-cell table:style-name="ce63"/>
          <table:table-cell table:style-name="ce67" table:number-columns-repeated="1007"/>
        </table:table-row>
        <table:table-row table:style-name="ro8">
          <table:table-cell table:style-name="ce8" office:value-type="string" calcext:value-type="string">
            <text:p>總　　　　　計</text:p>
          </table:table-cell>
          <table:table-cell table:style-name="ce19" office:value-type="float" office:value="597144" calcext:value-type="float">
            <text:p>597,144</text:p>
          </table:table-cell>
          <table:table-cell table:style-name="ce28" office:value-type="float" office:value="2126" calcext:value-type="float">
            <text:p>2,126</text:p>
          </table:table-cell>
          <table:table-cell table:style-name="ce28" office:value-type="float" office:value="31047" calcext:value-type="float">
            <text:p>31,047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54448" calcext:value-type="float">
            <text:p>554,448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8602" calcext:value-type="float">
            <text:p>8,60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3047" calcext:value-type="float">
            <text:p>3,047</text:p>
          </table:table-cell>
          <table:table-cell table:style-name="ce52" office:value-type="float" office:value="940" calcext:value-type="float">
            <text:p>940</text:p>
          </table:table-cell>
          <table:table-cell table:style-name="ce19" office:value-type="float" office:value="33" calcext:value-type="float">
            <text:p>33</text:p>
          </table:table-cell>
          <table:table-cell table:style-name="ce64" office:value-type="float" office:value="15" calcext:value-type="float">
            <text:p>15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新　北　市</text:p>
          </table:table-cell>
          <table:table-cell table:style-name="ce19" office:value-type="float" office:value="187223" calcext:value-type="float">
            <text:p>187,223</text:p>
          </table:table-cell>
          <table:table-cell table:style-name="ce28" office:value-type="float" office:value="692" calcext:value-type="float">
            <text:p>692</text:p>
          </table:table-cell>
          <table:table-cell table:number-columns-repeated="3" table:style-name="ce29" office:value-type="float" office:value="0" calcext:value-type="float">
            <text:p><text:s text:c="9"/>－</text:p>
          </table:table-cell>
          <table:table-cell table:style-name="ce28" office:value-type="float" office:value="181374" calcext:value-type="float">
            <text:p>181,374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4308" calcext:value-type="float">
            <text:p>4,30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541" calcext:value-type="float">
            <text:p>1,541</text:p>
          </table:table-cell>
          <table:table-cell table:style-name="ce52" office:value-type="float" office:value="104" calcext:value-type="float">
            <text:p>104</text:p>
          </table:table-cell>
          <table:table-cell table:style-name="ce19" office:value-type="float" office:value="14" calcext:value-type="float">
            <text:p>14</text:p>
          </table:table-cell>
          <table:table-cell table:style-name="ce64" office:value-type="float" office:value="5" calcext:value-type="float">
            <text:p>5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臺　北　市</text:p>
          </table:table-cell>
          <table:table-cell table:style-name="ce19" office:value-type="float" office:value="83001" calcext:value-type="float">
            <text:p>83,001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6562" calcext:value-type="float">
            <text:p>6,562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75563" calcext:value-type="float">
            <text:p>75,563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617" calcext:value-type="float">
            <text:p>617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259" calcext:value-type="float">
            <text:p>259</text:p>
          </table:table-cell>
          <table:table-cell table:style-name="ce52" office:value-type="float" office:value="113" calcext:value-type="float">
            <text:p>113</text:p>
          </table:table-cell>
          <table:table-cell table:style-name="ce19" office:value-type="float" office:value="6" calcext:value-type="float">
            <text:p>6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臺　中　市</text:p>
          </table:table-cell>
          <table:table-cell table:style-name="ce19" office:value-type="float" office:value="56259" calcext:value-type="float">
            <text:p>56,25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0382" calcext:value-type="float">
            <text:p>10,382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5176" calcext:value-type="float">
            <text:p>45,176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24" calcext:value-type="float">
            <text:p>524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77" calcext:value-type="float">
            <text:p>177</text:p>
          </table:table-cell>
          <table:table-cell table:style-name="ce52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臺　南　市</text:p>
          </table:table-cell>
          <table:table-cell table:style-name="ce19" office:value-type="float" office:value="22436" calcext:value-type="float">
            <text:p>22,43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609" calcext:value-type="float">
            <text:p>3,609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18384" calcext:value-type="float">
            <text:p>18,384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99" calcext:value-type="float">
            <text:p>299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144" calcext:value-type="float">
            <text:p>144</text:p>
          </table:table-cell>
          <table:table-cell table:style-name="ce53" office:value-type="float" office:value="0" calcext:value-type="float">
            <text:p><text:s text:c="9"/>－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高　雄　市</text:p>
          </table:table-cell>
          <table:table-cell table:style-name="ce19" office:value-type="float" office:value="118218" calcext:value-type="float">
            <text:p>118,218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169" calcext:value-type="float">
            <text:p>169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116515" calcext:value-type="float">
            <text:p>116,515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386" calcext:value-type="float">
            <text:p>386</text:p>
          </table:table-cell>
          <table:table-cell table:style-name="ce52" office:value-type="float" office:value="635" calcext:value-type="float">
            <text:p>635</text:p>
          </table:table-cell>
          <table:table-cell table:style-name="ce19" office:value-type="float" office:value="1" calcext:value-type="float">
            <text:p>1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臺　灣　省</text:p>
          </table:table-cell>
          <table:table-cell table:style-name="ce19" office:value-type="float" office:value="127130" calcext:value-type="float">
            <text:p>127,130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9844" calcext:value-type="float">
            <text:p>9,844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15083" calcext:value-type="float">
            <text:p>115,083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532" calcext:value-type="float">
            <text:p>532</text:p>
          </table:table-cell>
          <table:table-cell table:style-name="ce52" office:value-type="float" office:value="77" calcext:value-type="float">
            <text:p>77</text:p>
          </table:table-cell>
          <table:table-cell table:style-name="ce19" office:value-type="float" office:value="10" calcext:value-type="float">
            <text:p>10</text:p>
          </table:table-cell>
          <table:table-cell table:style-name="ce64" office:value-type="float" office:value="5" calcext:value-type="float">
            <text:p>5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宜　蘭　縣</text:p>
          </table:table-cell>
          <table:table-cell table:style-name="ce19" office:value-type="float" office:value="2801" calcext:value-type="float">
            <text:p>2,80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651" calcext:value-type="float">
            <text:p>1,651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1131" calcext:value-type="float">
            <text:p>1,131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52" office:value-type="float" office:value="9" calcext:value-type="float">
            <text:p>9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桃　園　縣</text:p>
          </table:table-cell>
          <table:table-cell table:style-name="ce19" office:value-type="float" office:value="43821" calcext:value-type="float">
            <text:p>43,82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34" calcext:value-type="float">
            <text:p>734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41744" calcext:value-type="float">
            <text:p>41,744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22" calcext:value-type="float">
            <text:p>1,022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321" calcext:value-type="float">
            <text:p>321</text:p>
          </table:table-cell>
          <table:table-cell table:style-name="ce52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新　竹　縣</text:p>
          </table:table-cell>
          <table:table-cell table:style-name="ce19" office:value-type="float" office:value="5642" calcext:value-type="float">
            <text:p>5,64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108" calcext:value-type="float">
            <text:p>1,108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4355" calcext:value-type="float">
            <text:p>4,355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133" calcext:value-type="float">
            <text:p>133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46" calcext:value-type="float">
            <text:p>46</text:p>
          </table:table-cell>
          <table:table-cell table:style-name="ce53" office:value-type="float" office:value="0" calcext:value-type="float">
            <text:p><text:s text:c="9"/>－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苗　栗　縣</text:p>
          </table:table-cell>
          <table:table-cell table:style-name="ce19" office:value-type="float" office:value="2262" calcext:value-type="float">
            <text:p>2,262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3" table:style-name="ce29" office:value-type="float" office:value="0" calcext:value-type="float">
            <text:p><text:s text:c="9"/>－</text:p>
          </table:table-cell>
          <table:table-cell table:style-name="ce28" office:value-type="float" office:value="2166" calcext:value-type="float">
            <text:p>2,166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2" calcext:value-type="float">
            <text:p>62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34" calcext:value-type="float">
            <text:p>34</text:p>
          </table:table-cell>
          <table:table-cell table:style-name="ce53" office:value-type="float" office:value="0" calcext:value-type="float">
            <text:p><text:s text:c="9"/>－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彰　化　縣</text:p>
          </table:table-cell>
          <table:table-cell table:style-name="ce19" office:value-type="float" office:value="7190" calcext:value-type="float">
            <text:p>7,19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39" calcext:value-type="float">
            <text:p>239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6881" calcext:value-type="float">
            <text:p>6,881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4" calcext:value-type="float">
            <text:p>14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" calcext:value-type="float">
            <text:p>18</text:p>
          </table:table-cell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南　投　縣</text:p>
          </table:table-cell>
          <table:table-cell table:style-name="ce19" office:value-type="float" office:value="1955" calcext:value-type="float">
            <text:p>1,95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1830" calcext:value-type="float">
            <text:p>1,830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53" office:value-type="float" office:value="0" calcext:value-type="float">
            <text:p><text:s text:c="9"/>－</text:p>
          </table:table-cell>
          <table:table-cell table:style-name="ce19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雲　林　縣</text:p>
          </table:table-cell>
          <table:table-cell table:style-name="ce19" office:value-type="float" office:value="2477" calcext:value-type="float">
            <text:p>2,477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314" calcext:value-type="float">
            <text:p>314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2111" calcext:value-type="float">
            <text:p>2,111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53" office:value-type="float" office:value="0" calcext:value-type="float">
            <text:p><text:s text:c="9"/>－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嘉　義　縣</text:p>
          </table:table-cell>
          <table:table-cell table:style-name="ce19" office:value-type="float" office:value="2862" calcext:value-type="float">
            <text:p>2,862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357" calcext:value-type="float">
            <text:p>357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2428" calcext:value-type="float">
            <text:p>2,428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number-columns-repeated="2" table:style-name="ce28" office:value-type="float" office:value="16" calcext:value-type="float">
            <text:p>16</text:p>
          </table:table-cell>
          <table:table-cell table:style-name="ce53" office:value-type="float" office:value="0" calcext:value-type="float">
            <text:p><text:s text:c="9"/>－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屏　東　縣</text:p>
          </table:table-cell>
          <table:table-cell table:style-name="ce19" office:value-type="float" office:value="13079" calcext:value-type="float">
            <text:p>13,07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855" calcext:value-type="float">
            <text:p>855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12197" calcext:value-type="float">
            <text:p>12,197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20" calcext:value-type="float">
            <text:p>20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7" calcext:value-type="float">
            <text:p>7</text:p>
          </table:table-cell>
          <table:table-cell table:style-name="ce52" office:value-type="float" office:value="12" calcext:value-type="float">
            <text:p>12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臺　東　縣</text:p>
          </table:table-cell>
          <table:table-cell table:style-name="ce19" office:value-type="float" office:value="833" calcext:value-type="float">
            <text:p>833</text:p>
          </table:table-cell>
          <table:table-cell table:number-columns-repeated="4" table:style-name="ce29" office:value-type="float" office:value="0" calcext:value-type="float">
            <text:p><text:s text:c="9"/>－</text:p>
          </table:table-cell>
          <table:table-cell table:style-name="ce28" office:value-type="float" office:value="782" calcext:value-type="float">
            <text:p>782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4" table:style-name="ce29" office:value-type="float" office:value="0" calcext:value-type="float">
            <text:p><text:s text:c="9"/>－</text:p>
          </table:table-cell>
          <table:table-cell table:style-name="ce53" office:value-type="float" office:value="0" calcext:value-type="float">
            <text:p><text:s text:c="9"/>－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花　蓮　縣</text:p>
          </table:table-cell>
          <table:table-cell table:style-name="ce19" office:value-type="float" office:value="2717" calcext:value-type="float">
            <text:p>2,717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9" office:value-type="float" office:value="0" calcext:value-type="float">
            <text:p><text:s text:c="9"/>－</text:p>
          </table:table-cell>
          <table:table-cell table:style-name="ce28" office:value-type="float" office:value="2710" calcext:value-type="float">
            <text:p>2,710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澎　湖　縣</text:p>
          </table:table-cell>
          <table:table-cell table:style-name="ce19" office:value-type="float" office:value="70" calcext:value-type="float">
            <text:p>70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3" table:style-name="ce29" office:value-type="float" office:value="0" calcext:value-type="float">
            <text:p><text:s text:c="9"/>－</text:p>
          </table:table-cell>
          <table:table-cell table:style-name="ce28" office:value-type="float" office:value="67" calcext:value-type="float">
            <text:p>67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3" calcext:value-type="float">
            <text:p>3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53" office:value-type="float" office:value="0" calcext:value-type="float">
            <text:p><text:s text:c="9"/>－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基　隆　市</text:p>
          </table:table-cell>
          <table:table-cell table:style-name="ce19" office:value-type="float" office:value="17609" calcext:value-type="float">
            <text:p>17,60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932" calcext:value-type="float">
            <text:p>932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16595" calcext:value-type="float">
            <text:p>16,595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0" calcext:value-type="float">
            <text:p>60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2" calcext:value-type="float">
            <text:p>22</text:p>
          </table:table-cell>
          <table:table-cell table:style-name="ce52" office:value-type="float" office:value="25" calcext:value-type="float">
            <text:p>25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新　竹　市</text:p>
          </table:table-cell>
          <table:table-cell table:style-name="ce19" office:value-type="float" office:value="7600" calcext:value-type="float">
            <text:p>7,60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7" calcext:value-type="float">
            <text:p>27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404" calcext:value-type="float">
            <text:p>7,404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33" calcext:value-type="float">
            <text:p>133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6" calcext:value-type="float">
            <text:p>36</text:p>
          </table:table-cell>
          <table:table-cell table:style-name="ce52" office:value-type="float" office:value="15" calcext:value-type="float">
            <text:p>15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嘉　義　市</text:p>
          </table:table-cell>
          <table:table-cell table:style-name="ce19" office:value-type="float" office:value="16212" calcext:value-type="float">
            <text:p>16,212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3521" calcext:value-type="float">
            <text:p>3,521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12682" calcext:value-type="float">
            <text:p>12,682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53" office:value-type="float" office:value="0" calcext:value-type="float">
            <text:p><text:s text:c="9"/>－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福　建　省</text:p>
          </table:table-cell>
          <table:table-cell table:style-name="ce19" office:value-type="float" office:value="2877" calcext:value-type="float">
            <text:p>2,87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81" calcext:value-type="float">
            <text:p>481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53" office:value-type="float" office:value="0" calcext:value-type="float">
            <text:p><text:s text:c="9"/>－</text:p>
          </table:table-cell>
          <table:table-cell table:style-name="ce1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金　門　縣</text:p>
          </table:table-cell>
          <table:table-cell table:style-name="ce19" office:value-type="float" office:value="2336" calcext:value-type="float">
            <text:p>2,33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 table:style-name="ce29" office:value-type="float" office:value="0" calcext:value-type="float">
            <text:p><text:s text:c="9"/>－</text:p>
          </table:table-cell>
          <table:table-cell table:style-name="ce28" office:value-type="float" office:value="2296" calcext:value-type="float">
            <text:p>2,296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53" office:value-type="float" office:value="0" calcext:value-type="float">
            <text:p><text:s text:c="9"/>－</text:p>
          </table:table-cell>
          <table:table-cell table:style-name="ce58" office:value-type="float" office:value="0" calcext:value-type="float">
            <text:p><text:s text:c="9"/>－</text:p>
          </table:table-cell>
          <table:table-cell table:style-name="ce65" office:value-type="float" office:value="0" calcext:value-type="float">
            <text:p><text:s text:c="9"/>－</text:p>
          </table:table-cell>
          <table:table-cell table:style-name="ce68" table:number-columns-repeated="1007"/>
        </table:table-row>
        <table:table-row table:style-name="ro8">
          <table:table-cell table:style-name="ce8" office:value-type="string" calcext:value-type="string">
            <text:p>　　連　江　縣</text:p>
          </table:table-cell>
          <table:table-cell table:style-name="ce19" office:value-type="float" office:value="541" calcext:value-type="float">
            <text:p>541</text:p>
          </table:table-cell>
          <table:table-cell table:style-name="ce29" office:value-type="float" office:value="0" calcext:value-type="float">
            <text:p><text:s text:c="9"/>－</text:p>
          </table:table-cell>
          <table:table-cell table:style-name="ce28" office:value-type="float" office:value="481" calcext:value-type="float">
            <text:p>481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<text:s text:c="9"/>－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53" office:value-type="float" office:value="0" calcext:value-type="float">
            <text:p><text:s text:c="9"/>－</text:p>
          </table:table-cell>
          <table:table-cell table:style-name="ce1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number-columns-repeated="1007"/>
        </table:table-row>
        <table:table-row table:style-name="ro9">
          <table:table-cell table:style-name="ce9"/>
          <table:table-cell table:style-name="ce20"/>
          <table:table-cell table:style-name="ce30"/>
          <table:table-cell table:style-name="ce36" table:number-columns-repeated="11"/>
          <table:table-cell table:style-name="ce54"/>
          <table:table-cell table:style-name="ce59"/>
          <table:table-cell table:style-name="ce66"/>
          <table:table-cell table:style-name="ce68" table:number-columns-repeated="1007"/>
        </table:table-row>
        <table:table-row table:style-name="ro8">
          <table:table-cell table:style-name="ce10" office:value-type="string" calcext:value-type="string">
            <text:p>備註</text:p>
          </table:table-cell>
          <table:table-cell table:style-name="ce21" table:number-columns-spanned="16" table:number-rows-spanned="1"/>
          <table:covered-table-cell table:number-columns-repeated="15" table:style-name="ce31"/>
          <table:table-cell table:number-columns-repeated="1007"/>
        </table:table-row>
        <table:table-row table:style-name="ro4">
          <table:table-cell table:style-name="ce11" table:formula="of:=IF(LEN([.A2])&gt;0;&quot;填表　　　　　　　　　　　　　　　　　審核　　　　　　　　　　　　　　　　　業務主管人員　　　　　　　　　　　　　　　　　機關長官&#10;　　　　　　　　　　　　　　　　　　　　　　　　　　　　　　　　　　　　　　主辦統計人員&quot;;&quot;&quot;)" office:value-type="string" office:string-value="填表　　　　　　　　　　　　　　　　　審核　　　　　　　　　　　　　　　　　業務主管人員　　　　　　　　　　　　　　　　　機關長官&#10;　　　　　　　　　　　　　　　　　　　　　　　　　　　　　　　　　　　　　　主辦統計人員" calcext:value-type="string" table:number-columns-spanned="17" table:number-rows-spanned="1">
            <text:p>填表　　　　　　　　　　　　　　　　　審核　　　　　　　　　　　　　　　　　業務主管人員　　　　　　　　　　　　　　　　　機關長官</text:p>
            <text:p>　　　　　　　　　　　　　　　　　　　　　　　　　　　　　　　　　　　　　　主辦統計人員</text:p>
          </table:table-cell>
          <table:covered-table-cell table:number-columns-repeated="12" table:style-name="ce11"/>
          <table:covered-table-cell table:style-name="ce11">
            <draw:custom-shape table:end-cell-address="'2355-00-11'.Q39" table:end-x="19.58mm" table:end-y="0.3mm" draw:z-index="9" draw:name="報表類別" draw:style-name="gr10" draw:text-style-name="P8" svg:width="75.89mm" svg:height="7.69mm" svg:x="4.76mm" svg:y="11.66mm">
              <text:p text:style-name="P3"><text:span text:style-name="T1">民國</text:span><text:span text:style-name="T1">103</text:span><text:span text:style-name="T1">年 </text:span><text:span text:style-name="T1">6</text:span><text:span text:style-name="T1">月 </text:span><text:span text:style-name="T1">6</text:span><text:span text:style-name="T1">日 </text:span><text:span text:style-name="T1">11:21:01 </text:span><text:span text:style-name="T1">印製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number-columns-repeated="3" table:style-name="ce11"/>
          <table:table-cell table:style-name="ce69" table:number-columns-repeated="1007"/>
        </table:table-row>
        <table:table-row table:style-name="ro3">
          <table:table-cell table:style-name="ce12" table:formula="of:=IF(LEN([.A2])&gt;0;&quot;資料來源：&quot;&amp;[.A2];&quot;&quot;)" office:value-type="string" office:string-value="資料來源：依據各直轄市、縣(市)政府資料彙編。" calcext:value-type="string" table:number-columns-spanned="17" table:number-rows-spanned="1">
            <text:p>資料來源：依據各直轄市、縣(市)政府資料彙編。</text:p>
          </table:table-cell>
          <table:covered-table-cell table:number-columns-repeated="16" table:style-name="ce22"/>
          <table:table-cell table:number-columns-repeated="1007"/>
        </table:table-row>
        <table:table-row table:style-name="ro10">
          <table:table-cell table:style-name="ce13" table:formula="of:=SUBSTITUTE(IF(LEN([.A2])&gt;0;&quot;填表說明：&quot;&amp;[.C2];&quot;&quot;);CHAR(10);CHAR(10)&amp;&quot;　　　　　&quot;)" office:value-type="string" office:string-value="填表說明：1.本署主計室編製1份自存外，資料並經由網際網路報送內政部統計處資料庫。&#10;　　　　　2.拆除後重建移送法辦數：係凡依「建築法」移送法辦案件，累計至本月底者。&#10;　　　　　3.新違章建築之本年度應拆除數，係指當年度認定應拆除案件累計至上月底者。" calcext:value-type="string" table:number-columns-spanned="17" table:number-rows-spanned="1">
            <text:p>填表說明：1.本署主計室編製1份自存外，資料並經由網際網路報送內政部統計處資料庫。</text:p>
            <text:p>　　　　　2.拆除後重建移送法辦數：係凡依「建築法」移送法辦案件，累計至本月底者。</text:p>
            <text:p>　　　　　3.新違章建築之本年度應拆除數，係指當年度認定應拆除案件累計至上月底者。</text:p>
          </table:table-cell>
          <table:covered-table-cell table:number-columns-repeated="16" table:style-name="ce23"/>
          <table:table-cell table:number-columns-repeated="1007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2355-00-11'.$A$1" table:cell-range-address="$'2355-00-11'.$A$1:.$Q$39" table:range-usable-as="print-range"/>
        </table:named-expressions>
      </table:table>
      <table:named-expressions>
        <table:named-range table:name="pp" table:base-cell-address="$'2355-00-11'.$A$1" table:cell-range-address="$'2355-00-11'.$A$3:.$Q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P1" style:volatile="true">
      <number:text>-</number:text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1" loext:min-decimal-places="1" number:min-integer-digits="1" number:grouping="true"/>
    </number:number-style>
    <number:number-style style:name="N158P1" style:volatile="true">
      <number:text>-</number:text>
      <number:number number:decimal-places="1" loext:min-decimal-places="1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-</number:text>
      <number:number number:decimal-places="2" loext:min-decimal-places="2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3" loext:min-decimal-places="3" number:min-integer-digits="1" number:grouping="true"/>
    </number:number-style>
    <number:number-style style:name="N160P1" style:volatile="true">
      <number:text>-</number:text>
      <number:number number:decimal-places="3" loext:min-decimal-places="3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4" loext:min-decimal-places="4" number:min-integer-digits="1" number:grouping="true"/>
    </number:number-style>
    <number:number-style style:name="N161P1" style:volatile="true">
      <number:text>-</number:text>
      <number:number number:decimal-places="4" loext:min-decimal-places="4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6" loext:min-decimal-places="6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6" loext:min-decimal-places="6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loext:min-decimal-places="0" number:min-integer-digits="1" number:grouping="true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-</number:text>
      <number:number number:decimal-places="0" loext:min-decimal-places="0" number:min-integer-digits="1" number:grouping="true"/>
    </number:number-style>
    <number:number-style style:name="N170">
      <number:text>         －</number:text>
      <style:map style:condition="value()&gt;0" style:apply-style-name="N170P0"/>
      <style:map style:condition="value()&lt;0" style:apply-style-name="N17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9pt" style:font-name-asian="微軟正黑體" style:font-family-asian="微軟正黑體" style:font-family-generic-asian="system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4.99mm" fo:margin-bottom="1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2355-00-11" style:display-name="PageStyle_2355-00-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金諄資訊(股)公司</meta:initial-creator>
    <meta:creation-date>2001-02-06T15:45:53</meta:creation-date>
    <dc:creator>cpa</dc:creator>
    <dc:date>2014-06-06T11:21:07</dc:date>
    <meta:print-date>2009-03-18T13:56:50</meta:print-date>
    <meta:document-statistic meta:table-count="1" meta:cell-count="465" meta:object-count="10"/>
    <meta:generator>LibreOffice/5.3.6.1$Windows_X86_64 LibreOffice_project/686f202eff87ef707079aeb7f485847613344eb7</meta:generator>
  </office:meta>
</office:document-meta>
</file>